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00000" draw:marker-start-width="0.518cm" draw:marker-end-width="0.518cm" draw:stroke-linejoin="miter" draw:fill="none" draw:textarea-vertical-align="middle" fo:padding-top="0.231cm" fo:padding-bottom="0.231cm" fo:padding-left="0.356cm" fo:padding-right="0.356cm"/>
    </style:style>
    <style:style style:name="gr2" style:family="graphic" style:parent-style-name="standard">
      <style:graphic-properties draw:stroke="solid" draw:stroke-dash="Dashed_20__28_var_29__20_2" svg:stroke-width="0.035cm" svg:stroke-color="#000000" draw:marker-start-width="0.252cm" draw:marker-end-width="0.252cm" draw:stroke-linejoin="miter" svg:stroke-linecap="butt" draw:fill="solid" draw:fill-color="#ffff6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3838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6d"/>
      <style:paragraph-properties fo:text-align="center"/>
    </style:style>
    <style:style style:name="P3" style:family="paragraph">
      <loext:graphic-properties draw:fill-color="#ff3838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058cm" svg:y1="0.851cm" svg:x2="1.645cm" svg:y2="0.851cm">
          <text:p/>
        </draw:line>
        <draw:polygon draw:style-name="gr2" draw:text-style-name="P2" draw:layer="layout" svg:width="0.305cm" svg:height="0.304cm" svg:x="0.178cm" svg:y="0.699cm" svg:viewBox="0 0 306 305" draw:points="0,0 306,0 306,305 0,305">
          <text:p/>
        </draw:polygon>
        <draw:custom-shape draw:style-name="gr3" draw:text-style-name="P3" draw:layer="layout" svg:width="0.953cm" svg:height="0.952cm" draw:transform="rotate (0.785398163397448) translate (0.533cm 0.85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9.0566037735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76cm" fo:margin-bottom="0.076cm" fo:margin-left="0.076cm" fo:margin-right="0.076cm" fo:page-width="1.702cm" fo:page-height="1.7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3-07T21:43:23.239024815</meta:creation-date>
    <dc:date>2022-06-18T17:58:23.868291651</dc:date>
    <meta:editing-duration>PT18H56M3S</meta:editing-duration>
    <meta:editing-cycles>38</meta:editing-cycles>
    <meta:generator>LibreOffice/7.1.5.2$Linux_X86_64 LibreOffice_project/10$Build-2</meta:generator>
    <meta:document-statistic meta:object-count="3"/>
  </office:meta>
</office:document-meta>
</file>